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4fff" officeooo:paragraph-rsid="00034fff"/>
    </style:style>
    <style:style style:name="P2" style:family="paragraph" style:parent-style-name="Standard">
      <style:text-properties officeooo:rsid="00034fff" officeooo:paragraph-rsid="0003aa59"/>
    </style:style>
    <style:style style:name="P3" style:family="paragraph" style:parent-style-name="Standard">
      <style:text-properties officeooo:rsid="0003bf41" officeooo:paragraph-rsid="0003bf41"/>
    </style:style>
    <style:style style:name="P4" style:family="paragraph" style:parent-style-name="Standard" style:list-style-name="L2">
      <style:text-properties officeooo:rsid="0005b295" officeooo:paragraph-rsid="0008a7d4"/>
    </style:style>
    <style:style style:name="P5" style:family="paragraph" style:parent-style-name="Standard" style:list-style-name="L1">
      <style:text-properties officeooo:rsid="000624cd" officeooo:paragraph-rsid="0003bf41"/>
    </style:style>
    <style:style style:name="P6" style:family="paragraph" style:parent-style-name="Standard" style:list-style-name="L1">
      <style:text-properties officeooo:rsid="0008a7d4" officeooo:paragraph-rsid="0008a7d4"/>
    </style:style>
    <style:style style:name="P7" style:family="paragraph" style:parent-style-name="Standard">
      <style:text-properties officeooo:rsid="0008a7d4" officeooo:paragraph-rsid="0008a7d4"/>
    </style:style>
    <style:style style:name="P8" style:family="paragraph" style:parent-style-name="Standard" style:list-style-name="L2">
      <style:text-properties officeooo:rsid="0008a7d4" officeooo:paragraph-rsid="0008a7d4"/>
    </style:style>
    <style:style style:name="P9" style:family="paragraph" style:parent-style-name="Standard" style:list-style-name="L2">
      <style:text-properties officeooo:rsid="0008a7d4" officeooo:paragraph-rsid="00099221"/>
    </style:style>
    <style:style style:name="P10" style:family="paragraph" style:parent-style-name="Standard" style:list-style-name="L2">
      <style:text-properties officeooo:rsid="00099221" officeooo:paragraph-rsid="00099221"/>
    </style:style>
    <style:style style:name="P11" style:family="paragraph" style:parent-style-name="Standard" style:list-style-name="L2">
      <style:text-properties officeooo:rsid="00099221" officeooo:paragraph-rsid="000b132e"/>
    </style:style>
    <style:style style:name="P12" style:family="paragraph" style:parent-style-name="Standard" style:list-style-name="L2">
      <style:text-properties officeooo:rsid="000b132e" officeooo:paragraph-rsid="000b132e"/>
    </style:style>
    <style:style style:name="P13" style:family="paragraph" style:parent-style-name="Standard" style:list-style-name="L2">
      <style:text-properties officeooo:rsid="000c4a82" officeooo:paragraph-rsid="000c4a82"/>
    </style:style>
    <style:style style:name="T1" style:family="text">
      <style:text-properties officeooo:rsid="0003bf41"/>
    </style:style>
    <style:style style:name="T2" style:family="text">
      <style:text-properties officeooo:rsid="0008a7d4"/>
    </style:style>
    <style:style style:name="T3" style:family="text">
      <style:text-properties officeooo:rsid="00099221"/>
    </style:style>
    <style:style style:name="T4" style:family="text">
      <style:text-properties officeooo:rsid="000b132e"/>
    </style:style>
    <style:style style:name="T5" style:family="text">
      <style:text-properties officeooo:rsid="000cd4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 Instruction for 24171BBA0<text:span text:style-name="T2">3</text:span><text:span text:style-name="T1"> </text:span><text:span text:style-name="T2">Firmware</text:span></text:p>
      <text:p text:style-name="P1"/>
      <text:p text:style-name="P1">Modified Item: <text:s/>https://github.com/MarlinFirmware/Marlin/tree/2.1.x</text:p>
      <text:p text:style-name="P1"/>
      <text:p text:style-name="P3">Equipment Required</text:p>
      <text:list text:style-name="L1">
        <text:list-item>
          <text:p text:style-name="P5"><text:span text:style-name="T2">Visual Studio Code </text:span>Version: 1.80.1 <text:span text:style-name="T2">or later</text:span></text:p>
        </text:list-item>
        <text:list-item>
          <text:p text:style-name="P6">Github Desktop or equivalen<text:span text:style-name="T5">t</text:span></text:p>
        </text:list-item>
      </text:list>
      <text:p text:style-name="P7"/>
      <text:p text:style-name="P2"/>
      <text:list text:style-name="L2">
        <text:list-item>
          <text:p text:style-name="P4"><text:span text:style-name="T2">To build the firmware</text:span></text:p>
          <text:list>
            <text:list-item>
              <text:p text:style-name="P8">Set up the build environment</text:p>
              <text:list>
                <text:list-item>
                  <text:p text:style-name="P8">Install Visual Studio Code (VSC)</text:p>
                  <text:list>
                    <text:list-item>
                      <text:p text:style-name="P8">Install the Auto Build Marlin extension</text:p>
                    </text:list-item>
                  </text:list>
                </text:list-item>
                <text:list-item>
                  <text:p text:style-name="P8">Install Github Desktop</text:p>
                  <text:list>
                    <text:list-item>
                      <text:p text:style-name="P8">Configure Visual Studio Code as your “exernal editor”</text:p>
                    </text:list-item>
                  </text:list>
                </text:list-item>
                <text:list-item>
                  <text:p text:style-name="P8">Clone <text:a xlink:type="simple" xlink:href="https://github.com/GreenEllipsis/Marlin" text:style-name="Internet_20_link" text:visited-style-name="Visited_20_Internet_20_Link">https://github.com/GreenEllipsis/Marlin</text:a> to Github Desktop</text:p>
                </text:list-item>
              </text:list>
            </text:list-item>
            <text:list-item>
              <text:p text:style-name="P9"><text:span text:style-name="T3">Open the files</text:span></text:p>
              <text:list>
                <text:list-item>
                  <text:p text:style-name="P9">Open branch 2.1.x_AutotruderRAMPS in Github Desktop</text:p>
                </text:list-item>
                <text:list-item>
                  <text:p text:style-name="P8">Select Open in External Editor to open it in VSC</text:p>
                </text:list-item>
                <text:list-item>
                  <text:p text:style-name="P11"><text:span text:style-name="T4">Copy the correct Configuration.h and Configuration_adv.h for your hardware over the current Configuration.h and Configuration_adv.h (see naming convention below).</text:span></text:p>
                </text:list-item>
                <text:list-item>
                  <text:p text:style-name="P11"><text:span text:style-name="T4">In </text:span>marlin\Configuration.h update CUSTOM_MACHINE_NAME to the current release.</text:p>
                  <text:list>
                    <text:list-item>
                      <text:p text:style-name="P10">Use Semantic Versioning 2.0</text:p>
                    </text:list-item>
                    <text:list-item>
                      <text:p text:style-name="P10">Start with 0.0.0</text:p>
                    </text:list-item>
                    <text:list-item>
                      <text:p text:style-name="P10">Unreleased versions get a -YYDDD suffix. </text:p>
                    </text:list-item>
                    <text:list-item>
                      <text:p text:style-name="P10">Max length is 16 characters, so </text:p>
                      <text:list>
                        <text:list-item>
                          <text:p text:style-name="P10">released versions will be of the form “ATX.Y.Z+BRD#_DISP, where</text:p>
                          <text:list>
                            <text:list-item>
                              <text:p text:style-name="P10">AT means Autotruder</text:p>
                            </text:list-item>
                            <text:list-item>
                              <text:p text:style-name="P10">X.Y.Z is the versioning</text:p>
                            </text:list-item>
                            <text:list-item>
                              <text:p text:style-name="P10">BRD# is the number assigned to the MOTHERBOARD in boards.h</text:p>
                            </text:list-item>
                            <text:list-item>
                              <text:p text:style-name="P12">DISP is a 4-character abbreviation for the display/controller, typically an initialism</text:p>
                            </text:list-item>
                          </text:list>
                        </text:list-item>
                        <text:list-item>
                          <text:p text:style-name="P10">unreleased versions will be of the form “ATX.Y.X-YYDDDNN, <text:span text:style-name="T4">where</text:span></text:p>
                          <text:list>
                            <text:list-item>
                              <text:p text:style-name="P12">YYDDD is a year/day-of-year date code</text:p>
                            </text:list-item>
                            <text:list-item>
                              <text:p text:style-name="P12">NN is a unique ID</text:p>
                            </text:list-item>
                            <text:list-item>
                              <text:p text:style-name="P12">and you’ll just have to guess what hardware it was built fo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For releases, make versions of Configuration.h and Configuration_adv.h, renamed as Configuration_ATX.Y.Z+BRD#_DISP.h and Configuration_adv_ATX.Y.X+BRD#_DISP.h in the marlin folder</text:p>
                    </text:list-item>
                  </text:list>
                </text:list-item>
              </text:list>
            </text:list-item>
            <text:list-item>
              <text:p text:style-name="P9"><text:span text:style-name="T3">Compile</text:span></text:p>
              <text:list>
                <text:list-item>
                  <text:p text:style-name="P9">Select the Auto Build Marlin extension and select Open ABM Panel</text:p>
                </text:list-item>
                <text:list-item>
                  <text:p text:style-name="P8">In the ABM Panel, select Build next to Mega2560.</text:p>
                </text:list-item>
                <text:list-item>
                  <text:p text:style-name="P13">Look for a SUCCESS result</text:p>
                </text:list-item>
              </text:list>
            </text:list-item>
            <text:list-item>
              <text:p text:style-name="P8">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2:12:54.828000000</meta:creation-date>
    <dc:date>2024-07-02T21:18:37.197000000</dc:date>
    <meta:editing-duration>PT21H54M53S</meta:editing-duration>
    <meta:editing-cycles>8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36" meta:word-count="268" meta:character-count="1737" meta:non-whitespace-character-count="1535"/>
  </office:meta>
</office:document-meta>
</file>